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b509" officeooo:paragraph-rsid="000bb50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0e3bc0" officeooo:paragraph-rsid="000e3bc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40dc9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60c13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74559" officeooo:paragraph-rsid="0017455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7f7be" officeooo:paragraph-rsid="0017f7b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9f023" officeooo:paragraph-rsid="0019f02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a0142" officeooo:paragraph-rsid="001a014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c298c" officeooo:paragraph-rsid="001c298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c7496" officeooo:paragraph-rsid="001c749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536c39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216ef4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20ba28" officeooo:paragraph-rsid="0020ba2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436e6" officeooo:paragraph-rsid="002436e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24c1ea" officeooo:paragraph-rsid="0024c1e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24c1ea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2a3fd5" officeooo:paragraph-rsid="002a3fd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2c2d81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2c2d81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2dbbd6" officeooo:paragraph-rsid="002dbbd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26" style:family="paragraph" style:parent-style-name="Standard">
      <style:text-properties style:text-underline-style="none" officeooo:rsid="00536c39" officeooo:paragraph-rsid="00216ef4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102cc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d855" officeooo:paragraph-rsid="001fd85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break-before="page"/>
      <style:text-properties style:text-underline-style="none" officeooo:rsid="00536c39" officeooo:paragraph-rsid="00216ef4"/>
    </style:style>
    <style:style style:name="P30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font-style="normal" style:text-underline-style="none" fo:font-weight="bold" officeooo:rsid="004248c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style:text-underline-style="none" fo:font-weight="normal" officeooo:rsid="0016738b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style:text-underline-style="none" fo:font-weight="normal" officeooo:rsid="0024c1ea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officeooo:rsid="001967c2" officeooo:paragraph-rsid="0047e2af"/>
    </style:style>
    <style:style style:name="P48" style:family="paragraph" style:parent-style-name="Standard">
      <style:text-properties officeooo:rsid="001967c2" officeooo:paragraph-rsid="0049c953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ddeb1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85d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f325" officeooo:paragraph-rsid="0030f32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25249" officeooo:paragraph-rsid="0032524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true" fo:line-height="100%"/>
      <style:text-properties fo:color="#000000" officeooo:rsid="001967c2" officeooo:paragraph-rsid="004c0701"/>
    </style:style>
    <style:style style:name="P57" style:family="paragraph" style:parent-style-name="Text_20_body">
      <style:paragraph-properties fo:margin-top="0cm" fo:margin-bottom="0cm" loext:contextual-spacing="true" fo:line-height="100%"/>
      <style:text-properties fo:color="#996600"/>
    </style:style>
    <style:style style:name="P58" style:family="paragraph" style:parent-style-name="Text_20_body">
      <style:paragraph-properties fo:margin-top="0cm" fo:margin-bottom="0cm" loext:contextual-spacing="true" fo:line-height="100%"/>
      <style:text-properties fo:color="#996600" officeooo:rsid="0042caf2" officeooo:paragraph-rsid="0042caf2"/>
    </style:style>
    <style:style style:name="P59" style:family="paragraph" style:parent-style-name="Text_20_body">
      <style:paragraph-properties fo:margin-top="0cm" fo:margin-bottom="0cm" loext:contextual-spacing="true" fo:line-height="100%"/>
      <style:text-properties fo:color="#000000" officeooo:rsid="00356ca2" officeooo:paragraph-rsid="00356ca2"/>
    </style:style>
    <style:style style:name="P60" style:family="paragraph" style:parent-style-name="Text_20_body">
      <style:paragraph-properties fo:margin-top="0cm" fo:margin-bottom="0cm" loext:contextual-spacing="true" fo:line-height="100%"/>
      <style:text-properties fo:color="#000000" officeooo:rsid="003a0b77" officeooo:paragraph-rsid="003a0b77"/>
    </style:style>
    <style:style style:name="P61" style:family="paragraph" style:parent-style-name="Text_20_body">
      <style:paragraph-properties fo:margin-top="0cm" fo:margin-bottom="0cm" loext:contextual-spacing="true" fo:line-height="100%"/>
      <style:text-properties fo:color="#000000" officeooo:rsid="003be30e" officeooo:paragraph-rsid="003be30e"/>
    </style:style>
    <style:style style:name="P62" style:family="paragraph" style:parent-style-name="Text_20_body">
      <style:paragraph-properties fo:margin-top="0cm" fo:margin-bottom="0cm" loext:contextual-spacing="true" fo:line-height="100%"/>
      <style:text-properties fo:color="#000000" officeooo:rsid="003c385a" officeooo:paragraph-rsid="003c385a"/>
    </style:style>
    <style:style style:name="P63" style:family="paragraph" style:parent-style-name="Text_20_body">
      <style:paragraph-properties fo:margin-top="0cm" fo:margin-bottom="0cm" loext:contextual-spacing="true" fo:line-height="100%"/>
      <style:text-properties fo:color="#000000" officeooo:rsid="0042cb84" officeooo:paragraph-rsid="0042cb8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0c9ca9"/>
    </style:style>
    <style:style style:name="T15" style:family="text">
      <style:text-properties officeooo:rsid="00102cc3"/>
    </style:style>
    <style:style style:name="T16" style:family="text">
      <style:text-properties officeooo:rsid="0011c797"/>
    </style:style>
    <style:style style:name="T17" style:family="text">
      <style:text-properties officeooo:rsid="0017f7be"/>
    </style:style>
    <style:style style:name="T18" style:family="text">
      <style:text-properties officeooo:rsid="001977e0"/>
    </style:style>
    <style:style style:name="T19" style:family="text">
      <style:text-properties officeooo:rsid="001b1b77"/>
    </style:style>
    <style:style style:name="T20" style:family="text">
      <style:text-properties officeooo:rsid="001d3cf0"/>
    </style:style>
    <style:style style:name="T21" style:family="text">
      <style:text-properties officeooo:rsid="0025de0b"/>
    </style:style>
    <style:style style:name="T22" style:family="text">
      <style:text-properties officeooo:rsid="0026f3d9"/>
    </style:style>
    <style:style style:name="T23" style:family="text">
      <style:text-properties officeooo:rsid="002a75ef"/>
    </style:style>
    <style:style style:name="T24" style:family="text">
      <style:text-properties officeooo:rsid="002f033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316d96"/>
    </style:style>
    <style:style style:name="T27" style:family="text">
      <style:text-properties officeooo:rsid="00325249"/>
    </style:style>
    <style:style style:name="T28" style:family="text">
      <style:text-properties officeooo:rsid="0033c156"/>
    </style:style>
    <style:style style:name="T29" style:family="text">
      <style:text-properties officeooo:rsid="00350a25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officeooo:rsid="00375109"/>
    </style:style>
    <style:style style:name="T32" style:family="text">
      <style:text-properties officeooo:rsid="003db7e2"/>
    </style:style>
    <style:style style:name="T33" style:family="text">
      <style:text-properties officeooo:rsid="003df1b2"/>
    </style:style>
    <style:style style:name="T34" style:family="text">
      <style:text-properties officeooo:rsid="00444fed"/>
    </style:style>
    <style:style style:name="T35" style:family="text">
      <style:text-properties fo:color="#000000"/>
    </style:style>
    <style:style style:name="T36" style:family="text">
      <style:text-properties officeooo:rsid="002f66d0"/>
    </style:style>
    <style:style style:name="T37" style:family="text">
      <style:text-properties officeooo:rsid="00326efb"/>
    </style:style>
    <style:style style:name="T38" style:family="text">
      <style:text-properties officeooo:rsid="0031a5e3"/>
    </style:style>
    <style:style style:name="T39" style:family="text">
      <style:text-properties officeooo:rsid="0049c953"/>
    </style:style>
    <style:style style:name="T40" style:family="text">
      <style:text-properties officeooo:rsid="0019eb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tape stage</text:p>
      <text:list xml:id="list1453372580160359590" text:style-name="L1">
        <text:list-item>
          <text:p text:style-name="P30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31"><text:span text:style-name="T2">C</text:span><text:span text:style-name="T1">réation fichier Excel en python </text:span><text:span text:style-name="T4">+ lecture pour classification future (Excel ↔ CSV)</text:span></text:p>
          <text:p text:style-name="P43"><text:span text:style-name="T4">o</text:span><text:span text:style-name="T1">pnpyxl lib for 2010+ ; xlrd&amp;xlwt lib for 2010-</text:span></text:p>
        </text:list-item>
        <text:list-item>
          <text:p text:style-name="P32"><text:span text:style-name="T1">Lecture et retour OCR à partir de PDF (si nécessaire PDF </text:span><text:span text:style-name="T5">↔</text:span><text:span text:style-name="T1"> PNG) </text:span></text:p>
          <text:p text:style-name="P32"><text:span text:style-name="T11">PDF to TXT/HTML/XML (txt used) with pdfminer </text:span><text:span text:style-name="T12">lib</text:span></text:p>
        </text:list-item>
        <text:list-item>
          <text:p text:style-name="P44">Détermination d'une structure de facture<text:span text:style-name="T13"> </text:span></text:p>
        </text:list-item>
        <text:list-item>
          <text:p text:style-name="P45">Classification par regexp</text:p>
        </text:list-item>
        <text:list-item>
          <text:p text:style-name="P46">Classement manuel des factures dans la base </text:p>
        </text:list-item>
        <text:list-item>
          <text:p text:style-name="P33"><text:span text:style-name="T1">Création IHM </text:span><text:span text:style-name="T6">(+initiation au drag&amp;drop)</text:span></text:p>
        </text:list-item>
        <text:list-item>
          <text:p text:style-name="P37">Codage de l'algorithme (tests et comparaisons de multiples algo – à expliciter)</text:p>
        </text:list-item>
        <text:list-item>
          <text:p text:style-name="P38">Apprentissage avec la basse de données (validation croisée ?)</text:p>
        </text:list-item>
        <text:list-item>
          <text:p text:style-name="P39">Binding du tout</text:p>
        </text:list-item>
        <text:list-item>
          <text:p text:style-name="P40">Ecriture de la documentation</text:p>
        </text:list-item>
        <text:list-item>
          <text:p text:style-name="P34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40">Gestion de toutes les erreurs possibles</text:p>
        </text:list-item>
        <text:list-item>
          <text:p text:style-name="P35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36"><text:span text:style-name="T10">T</text:span><text:span text:style-name="T1">ests par un tiers</text:span></text:p>
        </text:list-item>
      </text:list>
      <text:p text:style-name="P1"/>
      <text:p text:style-name="P12">(solution adaptable = solution prête -ou presque, à la limite- pour être utilisées telle quelle dans l'appli<text:span text:style-name="T19">)</text:span></text:p>
      <text:p text:style-name="P6"/>
      <text:p text:style-name="P6">7/6/2016 </text:p>
      <text:p text:style-name="P7">Nettoyage de l'ordinateur et mise en place d'un environnement de travail sous windows</text:p>
      <text:p text:style-name="P7">Ecriture du cahier des charges</text:p>
      <text:p text:style-name="P7"/>
      <text:p text:style-name="P7">8/6/2016</text:p>
      <text:p text:style-name="P7">Installation de Linux Mint 17.3 en DualBoot avec Windows (+ tests réglages de problèmes WIFI)</text:p>
      <text:p text:style-name="P7">Documentation multiple sur les différentes étapes du projet <text:span text:style-name="T17">(sources.odt)</text:span></text:p>
      <text:p text:style-name="P10">Installation des librairies nécessaires <text:span text:style-name="T18">(openpyxl, xlrt, PyPdf2, …)</text:span></text:p>
      <text:p text:style-name="P11">Début d'implémentation d'un système de lecture/écriture en fichier excel</text:p>
      <text:p text:style-name="P11"/>
      <text:p text:style-name="P41">du 9/6/2016 :</text:p>
      <text:p text:style-name="P9">Suite d'implémentation de la lecture et l'écriture en fichier Excel (en solution adaptable) à partir d'un fichier CSV</text:p>
      <text:p text:style-name="P8">Implémentation d'une solution adaptable avec des librairies déjà existantes pour la lecture d'un PDF par OCR</text:p>
      <text:p text:style-name="P8"/>
      <text:p text:style-name="P21">10/6/2016 : <text:s/>absence</text:p>
      <text:p text:style-name="P21"/>
      <text:p text:style-name="P4">13/6/2016 <text:span text:style-name="T23">(demi-journée)</text:span></text:p>
      <text:p text:style-name="P4">Déplacement du projet dans un environnement virtuel <text:span text:style-name="T17">et ré-installation des librairies pour l'env virtuel</text:span></text:p>
      <text:p text:style-name="P16">Tests sur les autres fichier pdf :</text:p>
      <text:p text:style-name="P29">pdf unreadable :</text:p>
      <text:p text:style-name="P26">"img-160120140934.pdf"</text:p>
      <text:p text:style-name="P26">"img-160120140755.pdf"</text:p>
      <text:p text:style-name="P26">"img-160120140906.pdf"</text:p>
      <text:p text:style-name="P26">"img-160208142201.pdf"</text:p>
      <text:p text:style-name="P26">"img-160302152757.pdf"</text:p>
      <text:p text:style-name="P26">"img-160606152738.pdf"</text:p>
      <text:p text:style-name="P26">pdf legible :</text:p>
      <text:p text:style-name="P26">"air france.pdf"</text:p>
      <text:p text:style-name="P26">"FCT_76596181_19193189.pdf"</text:p>
      <text:p text:style-name="P26">"Facture_Free_201601_12120974_599831845.pdf"</text:p>
      <text:p text:style-name="P26">"Facture n° 2016010501503.pdf"</text:p>
      <text:p text:style-name="P26">"Freemobile_0651176828_09-01-2016.pdf"</text:p>
      <text:p text:style-name="P26">"invoice-MMBEUAFD-03-2016-0001562 UBER.pdf"</text:p>
      <text:p text:style-name="P26">"invoice-TERBUDSN-03-2016-0000059.pdf"</text:p>
      <text:p text:style-name="P26">"invoice-XIXVLKDC-03-2016-0000314.pdf"</text:p>
      <text:p text:style-name="P15">"invoice-ZZMDAPHM-03-2016-0010129-2.pdf"</text:p>
      <text:p text:style-name="P4"/>
      <text:p text:style-name="P3">14/6/2016</text:p>
      <text:p text:style-name="P3">Règlage <text:span text:style-name="T14">de soucis (data permission to write pdf to txt in file ; pyqt4 in virtualenv)</text:span></text:p>
      <text:p text:style-name="P5">Structure des factures + implementation du squelette des classes liées à cette structure</text:p>
      <text:p text:style-name="P5">Début determination des regexp</text:p>
      <text:p text:style-name="P5">Reflexion de l'algorithme (cf déroulement<text:span text:style-name="T15">) :</text:span></text:p>
      <text:p text:style-name="P27">test avec classification par regexp</text:p>
      <text:p text:style-name="P27">test avec pré traitement regexp pour determiner le type <text:span text:style-name="T16">(Num tel/fax , Adresse, description, nom, num RCS, montant, taux TVA, num TVA….) puis traitement avec machine learning (type du learning à determiner) ? </text:span></text:p>
      <text:p text:style-name="P28">Détection de soucis à la lecture des PDF de factures pris en photo</text:p>
      <text:p text:style-name="P5"/>
      <text:p text:style-name="P2">15/6/2016</text:p>
      <text:p text:style-name="P14">Détermination des Rege<text:span text:style-name="T20">xp pour différencier les types de données lues</text:span></text:p>
      <text:p text:style-name="P13">Implémentation de la reconnaissance et classification par Regexp</text:p>
      <text:p text:style-name="P17">Choix HTML</text:p>
      <text:p text:style-name="P17"/>
      <text:p text:style-name="P18">16/6/2016</text:p>
      <text:p text:style-name="P22">(demi-journée matin)</text:p>
      <text:p text:style-name="P19">Fin des détermination des string regexp (probleme pour l'adresse ; description ne prenant pas en compte &lt;br&gt;<text:span text:style-name="T21">)</text:span></text:p>
      <text:p text:style-name="P19">→<text:span text:style-name="T22"> Reconnaissance dans un texte plus ou moins long et complexe des différentes grosses parties d'une facture (date,tel,num tva,%tva, €, adresse…)</text:span></text:p>
      <text:p text:style-name="P22">(demi-journée après-midi)</text:p>
      <text:p text:style-name="P22">mise en ligne du site wordpress avec aws (complications)</text:p>
      <text:p text:style-name="P20"/>
      <text:p text:style-name="P24">17/6/2016</text:p>
      <text:p text:style-name="P23"><text:span text:style-name="T24">suite </text:span>mise en ligne du site wordpress avec aws (complications)</text:p>
      <text:p text:style-name="P42"/>
      <text:p text:style-name="P51">du 20 au 24/06/2016 :</text:p>
      <text:p text:style-name="P51">Daphné sur le site et son déploiement</text:p>
      <text:p text:style-name="P51">Yacine crawler et identités nommées</text:p>
      <text:p text:style-name="P53">Site : fonctionnement assuré en local sur toute plateforme</text:p>
      <text:p text:style-name="P53">mise en ligne sur AWS, accessible à partir de &lt;adresse IP&gt;/&lt;nom de dossier&gt;</text:p>
      <text:p text:style-name="P53"/>
      <text:p text:style-name="P50"><text:soft-page-break/>23/06/2016 :</text:p>
      <text:p text:style-name="P50">Visite d'un professeur de Mathématiques du CNAM (Vincent) pour donner son avis sur nos idées pour les entités nommées</text:p>
      <text:p text:style-name="P50">→ pourquoi insiter sur l'apprentissage ?</text:p>
      <text:p text:style-name="P50">→ générer aléatoirement une plus grosse base de données de factures</text:p>
      <text:p text:style-name="P50">→ faire de l'apprentissage sur les clusters/bloc pour identifier le destinataire et l'expéditeur et les données factures et les données prestations</text:p>
      <text:p text:style-name="P50"/>
      <text:p text:style-name="P50">24/06/2016</text:p>
      <text:p text:style-name="P50"><text:span text:style-name="T25">Matinée </text:span>Visite à Vincent Guigue, enseignant chercheur à l'UPMC (LIP6)</text:p>
      <text:p text:style-name="P50">→ mêmes chose que Vincent du CNAM</text:p>
      <text:p text:style-name="P50">→ système AdHoc de reconnaissance (par ex les factures free gardent la même architecture etc.)</text:p>
      <text:p text:style-name="P50">→ peu d'apprentissage</text:p>
      <text:p text:style-name="P50">→ vecteurs features par blocs basés sur un maximum de données (taille, nombre de ligne, taille bloc, position, 0 ou 1 pour chaque descripteur regexp possible…)</text:p>
      <text:p text:style-name="P50">→ HMM possible mais très probablement inutile</text:p>
      <text:p text:style-name="P54">SITE : Rencontre à l'UPMC avec un ingénieur logiciel <text:span text:style-name="T27">(christophe Bou...)</text:span> <text:span text:style-name="T26">pour de l'aide sur le déploiement du site</text:span></text:p>
      <text:p text:style-name="P55">→ <text:span text:style-name="T28">mettre un overwrite dans le .htaccess pour afficher le nom de domaine dans l'url malgré les accès adresse IP</text:span></text:p>
      <text:p text:style-name="P55">→<text:span text:style-name="T28"> créer un virtual host pour que le site redirige de l'adresse IP vers un de ses sous-dossiers</text:span></text:p>
      <text:p text:style-name="P52"><text:span text:style-name="T25">Après midi :</text:span> Organisation à plusieurs et réflexion sur les retours des charcheurs ; Début de réflexion sur l'interface</text:p>
      <text:p text:style-name="P52">Choix pour l'interface : utilisation de QtCreator → récupération du .ui → transformation en .py exécutable</text:p>
      <text:p text:style-name="P52"/>
      <text:p text:style-name="P49">27/06/2016 (Daphné : arrivée à 12h)</text:p>
      <text:p text:style-name="P49">R<text:span text:style-name="T29">egex : utlisation comme descripteurs</text:span></text:p>
      <text:p text:style-name="P57">Toujours décoder le format de la string en entré en décodant la sting string.decode("ascii", "ignore") ( avant chaque test)</text:p>
      <text:p text:style-name="P57">Attention decodage une fois seulement sinon UnicodeError</text:p>
      <text:p text:style-name="P59">Ne pas faire « utf-8 » car ça ne prend pas en compte les accents <text:span text:style-name="T31">et ascii ne prend pas en compte la découverte de symbole spéciaux tel que ° ou €</text:span></text:p>
      <text:p text:style-name="P60">Continuité sur le site</text:p>
      <text:p text:style-name="P60"/>
      <text:p text:style-name="P61">28/06/2016</text:p>
      <text:p text:style-name="P62">Récupération from HTML to d<text:span text:style-name="T33">é</text:span>coupe balise</text:p>
      <text:p text:style-name="P62">→<text:span text:style-name="T32"> récupération dans le body de chaque bloc (chaque div) et retrait des span</text:span></text:p>
      <text:p text:style-name="P58">&gt;&gt;&gt; import unicodedata</text:p>
      <text:p text:style-name="P58">&gt;&gt;&gt; unicodedata.normalize('NFKD', u"ñéèçàîûö").encode('ascii', 'ignore')</text:p>
      <text:p text:style-name="P63">Pour gérer les accents et caractere speciaux <text:span text:style-name="T34">(les simplifie) – à trouver mieux</text:span></text:p>
      <text:p text:style-name="P48"><text:span text:style-name="T39">Done :</text:span></text:p>
      <text:p text:style-name="P48">- <text:span text:style-name="T36">découpage du html en zone selon les div et span avec leurs positions absolues associées</text:span></text:p>
      <text:p text:style-name="P47">- <text:span text:style-name="T37">c</text:span><text:bookmark-start text:name="__DdeLink__865_1214914755"/><text:span text:style-name="T37">reation du vecteur (bloc_de_text, nb_lignes, x/left,y/top,width,height, reg_flags)</text:span><text:bookmark-end text:name="__DdeLink__865_1214914755"/></text:p>
      <text:p text:style-name="P47">- <text:span text:style-name="T38">regexp flags executeur selon la liste</text:span></text:p>
      <text:p text:style-name="P56">- <text:span text:style-name="T40">structure factures à finaliser (marquer les 4blocs/clusters -dest,expé,infosFacture,prestas- comme 4 class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28T17:03:04.558113220</dc:date>
    <dc:creator>innopolis </dc:creator>
    <meta:editing-duration>P2DT17H33M47S</meta:editing-duration>
    <meta:editing-cycles>70</meta:editing-cycles>
    <meta:document-statistic meta:table-count="0" meta:image-count="0" meta:object-count="0" meta:page-count="3" meta:paragraph-count="110" meta:word-count="910" meta:character-count="6145" meta:non-whitespace-character-count="5352"/>
  </office:meta>
</office:document-meta>
</file>